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Calibri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<text:placeholder text:placeholder-type="text">&lt;o.name&gt;</text:placeholder></text:span>. </text:p>
      <text:p text:style-name="P2">Company Registration No: <text:span text:style-name="T3"><text:placeholder text:placeholder-type="text">&lt;o.uen&gt;</text:placeholder></text:span> </text:p>
      <text:p text:style-name="P2">(Incorporated in the Republic of Singapore) </text:p>
      <text:p text:style-name="P3"><text:s/>(the “Company”) </text:p>
      <text:p text:style-name="P1"/>
      <text:p text:style-name="P1"/>
      <text:p text:style-name="P1"><text:span text:style-name="T1">ATTENDANCE LIST FOR THE FIRST ANNUAL GENERAL MEETING</text:span> of the members of the Company held at: </text:p>
      <text:p text:style-name="P1"/>
      <text:p text:style-name="P1"/>
      <text:p text:style-name="P9">Date and Time <text:s text:c="4"/>: <text:span text:style-name="T3"><text:placeholder text:placeholder-type="text">&lt;get_datenow()&gt;</text:placeholder></text:span><text:span text:style-name="T3"><text:tab/></text:span>at <text:span text:style-name="T3"><text:placeholder text:placeholder-type="text">&lt;get_timenow_12h()&gt;</text:placeholder></text:span></text:p>
      <text:p text:style-name="P9"><text:span text:style-name="T3"/></text:p>
      <text:p text:style-name="P1"/>
      <text:p text:style-name="P1">Venue<text:tab/><text:tab/> <text:s text:c="5"/>:<text:tab/><text:span text:style-name="T4"><text:placeholder text:placeholder-type="text">&lt;get_company_full_address(o.company_id)&gt;</text:placeholder></text:span></text:p>
      <text:p text:style-name="P6"/>
      <text:p text:style-name="P1"/>
      <text:p text:style-name="P1"/>
      <text:p text:style-name="P4">M E M B E R S </text:p>
      <text:p text:style-name="P1"/>
      <text:p text:style-name="P7"><text:placeholder text:placeholder-type="text">&lt;for each="line in get_1directorin1line(o.id)"&gt;</text:placeholder></text:p>
      <text:p text:style-name="P7"/>
      <text:p text:style-name="P7"/>
      <text:p text:style-name="P1"/>
      <text:p text:style-name="P10"><text:span text:style-name="T5"><text:placeholder text:placeholder-type="text">&lt;line['name']&gt;</text:placeholder></text:span><text:span text:style-name="T5"><text:tab/></text:span>: <text:s text:c="2"/>_________________________________________ 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42:04</meta:creation-date>
    <dc:date>2015-12-08T17:16:55</dc:date>
    <dc:creator>phung11764 </dc:creator>
    <meta:editing-duration>PT31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1" meta:word-count="54" meta:character-count="437" meta:non-whitespace-character-count="373"/>
  </office:meta>
</office:document-meta>
</file>